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RRC 2009 F MAZE STRECHING 解题报告</text:p>
      <text:p text:style-name="Standard">Gestapolur 20110719</text:p>
      <text:h text:style-name="P1" text:outline-level="2">题目大意</text:h>
      <text:p text:style-name="Standard">给你个迷宫，这个迷宫纵向是可以拉伸的，问你最后迷宫要得到长度为L的最短路需要纵向拉伸百分之多少（P）。题目保证有解，答案在0.000-1000.000保留3位小数。</text:p>
      <text:h text:style-name="P1" text:outline-level="2">算法分析</text:h>
      <text:p text:style-name="Standard"><text:tab/>首先不能先在没有拉伸的迷宫中找最短路，必须找横向走的最少的路径，相同横向走的步数时才要找总的最少。因为要保证有解，如果横向走的路大于L的话就没有解了。</text:p>
      <text:p text:style-name="Standard"><text:tab/>然后如果直接FLOODFILL会超时，迭代或者用SPFA的话会快很多，全部数据0.008S就可以过。</text:p>
      <text:p text:style-name="Standard"><text:tab/>其次我们知道最后的长度L，设最短的横向步数的路径横向长度为w,纵向长度为h，那么显然有p*h +ｗ＝ans,显然我们知道总的最短路和w之后可以算h，所以p就可以O(1)算出。不过实际上题目中所谓的“the result is always unique ”在数据当中并没有体现，如果首先找的时最短路的话反而有数据会错掉，但是这时同样存在有p满足上述式子。</text:p>
      <text:p text:style-name="Standard">解题过程</text:p>
      <text:p text:style-name="Standard"><text:tab/>开始没有意识到FLOODFILL会超时的问题，也没有意识到要找那个最短的横向路径.但是同样的输出不知道为何在POJ上一直WA，可能是G++版本的问题吧。</text:p>
      <text:h text:style-name="P1" text:outline-level="2">代码</text:h>
      <text:p text:style-name="Text_20_body"><text:span text:style-name="T1">/*</text:span></text:p>
      <text:p text:style-name="Text_20_body"><text:span text:style-name="T1"><text:s text:c="2"/>SERPC09 F</text:span></text:p>
      <text:p text:style-name="Text_20_body"><text:span text:style-name="T1"><text:s text:c="2"/>write by gestapolur</text:span></text:p>
      <text:p text:style-name="Text_20_body"><text:span text:style-name="T1"><text:s text:c="2"/>2011-07-18</text:span></text:p>
      <text:p text:style-name="Text_20_body"><text:span text:style-name="T1">*/</text:span></text:p>
      <text:p text:style-name="Text_20_body"><text:span text:style-name="T1">#include&lt;cstdlib&gt;</text:span></text:p>
      <text:p text:style-name="Text_20_body"><text:span text:style-name="T1">#include&lt;cstdio&gt;</text:span></text:p>
      <text:p text:style-name="Text_20_body"><text:span text:style-name="T1">#include&lt;cstring&gt;</text:span></text:p>
      <text:p text:style-name="Text_20_body"><text:span text:style-name="T1">#define MAXN 102</text:span></text:p>
      <text:p text:style-name="Text_20_body"><text:span text:style-name="T1"/></text:p>
      <text:p text:style-name="Text_20_body"><text:span text:style-name="T1">int n , m ;</text:span></text:p>
      <text:p text:style-name="Text_20_body"><text:span text:style-name="T1">double ans;</text:span></text:p>
      <text:p text:style-name="Text_20_body"><text:span text:style-name="T1">char w[ MAXN ][ MAXN ];</text:span></text:p>
      <text:p text:style-name="Text_20_body"><text:span text:style-name="T1">int st[ MAXN ][ MAXN ] , h[ MAXN ][ MAXN ]; </text:span></text:p>
      <text:p text:style-name="Text_20_body"><text:span text:style-name="T1">int sr,sc,er,ec;</text:span></text:p>
      <text:p text:style-name="Text_20_body"><text:span text:style-name="T1"/></text:p>
      <text:p text:style-name="Text_20_body"><text:span text:style-name="T1">/*</text:span></text:p>
      <text:p text:style-name="Text_20_body"><text:span text:style-name="T1">void fill( int r , int c , int step , int hi )</text:span></text:p>
      <text:p text:style-name="Text_20_body"><text:span text:style-name="T1">{</text:span></text:p>
      <text:p text:style-name="Text_20_body"><text:span text:style-name="T1"><text:s text:c="2"/>st[ r ][ c ] = step;</text:span></text:p>
      <text:p text:style-name="Text_20_body"><text:span text:style-name="T1"><text:s text:c="2"/>h[ r ][ c ] = hi;</text:span></text:p>
      <text:p text:style-name="Text_20_body"><text:soft-page-break/><text:span text:style-name="T1"><text:s text:c="2"/>int tr , tc , ns;</text:span></text:p>
      <text:p text:style-name="Text_20_body"><text:span text:style-name="T1"><text:s text:c="2"/>ns = step + 1;</text:span></text:p>
      <text:p text:style-name="Text_20_body"><text:span text:style-name="T1"><text:s text:c="2"/>tc = c + 1; tr = hi + 1;</text:span></text:p>
      <text:p text:style-name="Text_20_body"><text:span text:style-name="T1"><text:s/></text:span></text:p>
      <text:p text:style-name="Text_20_body"><text:span text:style-name="T1"><text:s text:c="2"/>if( tc &lt; m and w[ r ][ tc ] not_eq '#'</text:span></text:p>
      <text:p text:style-name="Text_20_body"><text:span text:style-name="T1"><text:s text:c="6"/>and (tr &lt; h[ r ][ tc ] or ( tr == h[ r ][ tc ] and ns &lt; st[ r ][ tc ]) or st[ r ][ tc ] == 0 ))</text:span></text:p>
      <text:p text:style-name="Text_20_body"><text:span text:style-name="T1"><text:s text:c="4"/>fill( r , tc , ns , tr );</text:span></text:p>
      <text:p text:style-name="Text_20_body"><text:span text:style-name="T1"><text:s text:c="2"/></text:span></text:p>
      <text:p text:style-name="Text_20_body"><text:span text:style-name="T1"><text:s text:c="2"/>tc = c - 1;</text:span></text:p>
      <text:p text:style-name="Text_20_body"><text:span text:style-name="T1"><text:s text:c="2"/>if( tc &gt;= 0 <text:s/>and <text:s/>w[ r ][ tc ] not_eq '#'</text:span></text:p>
      <text:p text:style-name="Text_20_body"><text:span text:style-name="T1"><text:s text:c="6"/>and (tr &lt; h[ r ][ tc ] or ( tr == h[ r ][ tc ] and ns &lt; st[ r ][ tc ]) or st[ r ][ tc ] == 0 ))</text:span></text:p>
      <text:p text:style-name="Text_20_body"><text:span text:style-name="T1"><text:s text:c="4"/>fill( r , tc , ns , tr );</text:span></text:p>
      <text:p text:style-name="Text_20_body"><text:span text:style-name="T1"><text:s text:c="2"/></text:span></text:p>
      <text:p text:style-name="Text_20_body"><text:span text:style-name="T1"><text:s text:c="2"/>tr = r + 1 ;</text:span></text:p>
      <text:p text:style-name="Text_20_body"><text:span text:style-name="T1"><text:s text:c="6"/>if( tr &lt; n and <text:s/>w[ tr ][ c ] not_eq '#'</text:span></text:p>
      <text:p text:style-name="Text_20_body"><text:span text:style-name="T1"><text:s text:c="5"/>and ( hi &lt; h[ tr ][ c ] or (hi == h[ tr ][ c ] and ns &lt; st[ tr ][ c ]) or st[ tr ][ c ] == 0 ))</text:span></text:p>
      <text:p text:style-name="Text_20_body"><text:span text:style-name="T1"><text:s text:c="4"/>fill( tr , c , ns , hi );</text:span></text:p>
      <text:p text:style-name="Text_20_body"><text:span text:style-name="T1"><text:s text:c="2"/></text:span></text:p>
      <text:p text:style-name="Text_20_body"><text:span text:style-name="T1"><text:s text:c="2"/>tr = r - 1 ;</text:span></text:p>
      <text:p text:style-name="Text_20_body"><text:span text:style-name="T1"><text:s text:c="6"/>if( tr &gt;= 0 and <text:s/>w[ tr ][ c ] not_eq '#'</text:span></text:p>
      <text:p text:style-name="Text_20_body"><text:span text:style-name="T1"><text:s text:c="5"/>and ( hi &lt; h[ tr ][ c ] or (hi == h[ tr ][ c ] and ns &lt; st[ tr ][ c ]) or st[ tr ][ c ] == 0 ))</text:span></text:p>
      <text:p text:style-name="Text_20_body"><text:span text:style-name="T1"><text:s text:c="4"/>fill( tr , c , ns , hi );</text:span></text:p>
      <text:p text:style-name="Text_20_body"><text:span text:style-name="T1"><text:s text:c="2"/>return ;</text:span></text:p>
      <text:p text:style-name="Text_20_body"><text:span text:style-name="T1">}</text:span></text:p>
      <text:p text:style-name="Text_20_body"><text:span text:style-name="T1">*/</text:span></text:p>
      <text:p text:style-name="Text_20_body"><text:span text:style-name="T1">void spfa()</text:span></text:p>
      <text:p text:style-name="Text_20_body"><text:span text:style-name="T1">{</text:span></text:p>
      <text:p text:style-name="Text_20_body"><text:span text:style-name="T1"><text:s text:c="2"/>int qc[ MAXN * MAXN * 10 ],qr[ MAXN * MAXN * 10 ];</text:span></text:p>
      <text:p text:style-name="Text_20_body"><text:span text:style-name="T1"><text:s text:c="2"/>bool in[ MAXN ][ MAXN ];</text:span></text:p>
      <text:p text:style-name="Text_20_body"><text:span text:style-name="T1"><text:s text:c="2"/>int front , rear , pr , pc ;</text:span></text:p>
      <text:p text:style-name="Text_20_body"><text:span text:style-name="T1"><text:s text:c="2"/>memset( in , false , sizeof(in));</text:span></text:p>
      <text:p text:style-name="Text_20_body"><text:span text:style-name="T1"/></text:p>
      <text:p text:style-name="Text_20_body"><text:span text:style-name="T1"><text:s text:c="2"/>front = 0 , rear = 1;</text:span></text:p>
      <text:p text:style-name="Text_20_body"><text:span text:style-name="T1"><text:s text:c="2"/>qr[ 1 ] = sr , qc[ 1 ] = sc;</text:span></text:p>
      <text:p text:style-name="Text_20_body"><text:soft-page-break/><text:span text:style-name="T1"><text:s text:c="2"/>do{</text:span></text:p>
      <text:p text:style-name="Text_20_body"><text:span text:style-name="T1"><text:s text:c="4"/>front ++;</text:span></text:p>
      <text:p text:style-name="Text_20_body"><text:span text:style-name="T1"><text:s text:c="4"/>pc = qc[ front ];</text:span></text:p>
      <text:p text:style-name="Text_20_body"><text:span text:style-name="T1"><text:s text:c="4"/>pr = qr[ front ];</text:span></text:p>
      <text:p text:style-name="Text_20_body"><text:span text:style-name="T1"><text:s text:c="4"/>in[ pr ][ pc ] = false;</text:span></text:p>
      <text:p text:style-name="Text_20_body"><text:span text:style-name="T1"><text:s text:c="4"/>if(pr + 1 &lt; n and w[ pr + 1 ][ pc ] not_eq '#' and (h[ pr + 1 ][ pc ] &gt; h[ pr ][ pc ] <text:s/>or st[ pr + 1 ][ pc ] == 0 or (h[ pr + 1 ][ pc ] == h[ pr ][ pc ] <text:s/>and st[ pr + 1 ][ pc ] &gt; st[ pr ][ pc ] + 1 )))</text:span></text:p>
      <text:p text:style-name="Text_20_body"><text:span text:style-name="T1"><text:s text:c="6"/>{</text:span></text:p>
      <text:p text:style-name="Text_20_body"><text:span text:style-name="T1"><text:tab/>h[ pr + 1 ][ pc ] = h[ pr ][ pc ] ;</text:span></text:p>
      <text:p text:style-name="Text_20_body"><text:span text:style-name="T1"><text:tab/>st[ pr + 1 ][ pc ] = st[ pr ][ pc ] + 1;</text:span></text:p>
      <text:p text:style-name="Text_20_body"><text:span text:style-name="T1"><text:tab/>if( not in[ pr + 1 ][ pc ] )</text:span></text:p>
      <text:p text:style-name="Text_20_body"><text:span text:style-name="T1"><text:tab/> <text:s/>{</text:span></text:p>
      <text:p text:style-name="Text_20_body"><text:span text:style-name="T1"><text:tab/> <text:s text:c="3"/>qr[ ++ rear ] = pr + 1;</text:span></text:p>
      <text:p text:style-name="Text_20_body"><text:span text:style-name="T1"><text:tab/> <text:s text:c="3"/>qc[ rear ] = pc;</text:span></text:p>
      <text:p text:style-name="Text_20_body"><text:span text:style-name="T1"><text:tab/> <text:s text:c="3"/>in[ pr + 1 ][ pc ] = true;</text:span></text:p>
      <text:p text:style-name="Text_20_body"><text:span text:style-name="T1"><text:tab/> <text:s/>}</text:span></text:p>
      <text:p text:style-name="Text_20_body"><text:span text:style-name="T1"><text:s text:c="6"/>}</text:span></text:p>
      <text:p text:style-name="Text_20_body"><text:span text:style-name="T1"><text:s text:c="4"/>if(pr - 1 &gt;= 0 and w[ pr - 1 ][ pc ] not_eq '#' and (h[ pr - 1 ][ pc ] &gt; h[ pr ][ pc ] <text:s/>or st[ pr - 1 ][ pc ] == 0 or (h[ pr - 1 ][ pc ] == h[ pr ][ pc ] <text:s/>and st[ pr - 1 ][ pc ] &gt; st[ pr ][ pc ] + 1 )))</text:span></text:p>
      <text:p text:style-name="Text_20_body"><text:span text:style-name="T1"><text:s text:c="6"/>{</text:span></text:p>
      <text:p text:style-name="Text_20_body"><text:span text:style-name="T1"><text:tab/>h[ pr - 1 ][ pc ] = h[ pr ][ pc ] ;</text:span></text:p>
      <text:p text:style-name="Text_20_body"><text:span text:style-name="T1"><text:tab/>st[ pr - 1 ][ pc ] = st[ pr ][ pc ] + 1;</text:span></text:p>
      <text:p text:style-name="Text_20_body"><text:span text:style-name="T1"><text:tab/>if( not in[ pr - 1 ][ pc ] )</text:span></text:p>
      <text:p text:style-name="Text_20_body"><text:span text:style-name="T1"><text:tab/> <text:s/>{</text:span></text:p>
      <text:p text:style-name="Text_20_body"><text:span text:style-name="T1"><text:tab/> <text:s text:c="3"/>qr[ ++ rear ] = pr - 1;</text:span></text:p>
      <text:p text:style-name="Text_20_body"><text:span text:style-name="T1"><text:tab/> <text:s text:c="3"/>qc[ rear ] = pc;</text:span></text:p>
      <text:p text:style-name="Text_20_body"><text:span text:style-name="T1"><text:tab/> <text:s text:c="3"/>in[ pr - 1 ][ pc ] = true;</text:span></text:p>
      <text:p text:style-name="Text_20_body"><text:span text:style-name="T1"><text:tab/> <text:s/>}</text:span></text:p>
      <text:p text:style-name="Text_20_body"><text:span text:style-name="T1"><text:s text:c="6"/>}</text:span></text:p>
      <text:p text:style-name="Text_20_body"><text:span text:style-name="T1"><text:s text:c="4"/>if(pc + 1 &lt; m and w[ pr ][ pc + 1 ] not_eq '#' and (h[ pr ][ pc + 1 ] &gt; h[ pr ][ pc ] + 1 or st[ pr ][ pc + 1 ] == 0 or (h[ pr ][ pc + 1 ] == h[ pr ][ pc ] + 1 and st[ pr ][ pc + 1 ] &gt; st[ pr ][ pc ] + 1 )))</text:span></text:p>
      <text:p text:style-name="Text_20_body"><text:span text:style-name="T1"><text:s text:c="6"/>{</text:span></text:p>
      <text:p text:style-name="Text_20_body"><text:span text:style-name="T1"><text:tab/>h[ pr ][ pc + 1 ] = h[ pr ][ pc ] + 1;</text:span></text:p>
      <text:p text:style-name="Text_20_body"><text:span text:style-name="T1"><text:tab/>st[ pr ][ pc + 1 ] = st[ pr ][ pc ] + 1;</text:span></text:p>
      <text:p text:style-name="Text_20_body"><text:span text:style-name="T1"><text:tab/>if( not in[ pr ][ pc + 1 ] )</text:span></text:p>
      <text:p text:style-name="Text_20_body"><text:soft-page-break/><text:span text:style-name="T1"><text:tab/> <text:s/>{</text:span></text:p>
      <text:p text:style-name="Text_20_body"><text:span text:style-name="T1"><text:tab/> <text:s text:c="3"/>qr[ ++ rear ] = pr ;</text:span></text:p>
      <text:p text:style-name="Text_20_body"><text:span text:style-name="T1"><text:tab/> <text:s text:c="3"/>qc[ rear ] = pc + 1;</text:span></text:p>
      <text:p text:style-name="Text_20_body"><text:span text:style-name="T1"><text:tab/> <text:s text:c="3"/>in[ pr ][ pc + 1 ] = true;</text:span></text:p>
      <text:p text:style-name="Text_20_body"><text:span text:style-name="T1"><text:tab/> <text:s/>}</text:span></text:p>
      <text:p text:style-name="Text_20_body"><text:span text:style-name="T1"><text:s text:c="6"/>}</text:span></text:p>
      <text:p text:style-name="Text_20_body"><text:span text:style-name="T1"><text:s text:c="4"/>if(pc - 1 &gt;= 0 and w[ pr ][ pc - 1 ] not_eq '#' and (h[ pr ][ pc - 1 ] &gt; h[ pr ][ pc ] + 1 or st[ pr ][ pc - 1 ] == 0 or (h[ pr ][ pc - 1 ] == h[ pr ][ pc ] + 1 and st[ pr ][ pc - 1 ] &gt; st[ pr ][ pc ] + 1 )))</text:span></text:p>
      <text:p text:style-name="Text_20_body"><text:span text:style-name="T1"><text:s text:c="6"/>{</text:span></text:p>
      <text:p text:style-name="Text_20_body"><text:span text:style-name="T1"><text:tab/>h[ pr ][ pc - 1 ] = h[ pr ][ pc ] + 1;</text:span></text:p>
      <text:p text:style-name="Text_20_body"><text:span text:style-name="T1"><text:tab/>st[ pr ][ pc - 1 ] = st[ pr ][ pc ] + 1;</text:span></text:p>
      <text:p text:style-name="Text_20_body"><text:span text:style-name="T1"><text:tab/>if( not in[ pr ][ pc - 1 ] )</text:span></text:p>
      <text:p text:style-name="Text_20_body"><text:span text:style-name="T1"><text:tab/> <text:s/>{</text:span></text:p>
      <text:p text:style-name="Text_20_body"><text:span text:style-name="T1"><text:tab/> <text:s text:c="3"/>qr[ ++ rear ] = pr;</text:span></text:p>
      <text:p text:style-name="Text_20_body"><text:span text:style-name="T1"><text:tab/> <text:s text:c="3"/>qc[ rear ] = pc - 1 ;</text:span></text:p>
      <text:p text:style-name="Text_20_body"><text:span text:style-name="T1"><text:tab/> <text:s text:c="3"/>in[ pr ][ pc - 1 ] = true;</text:span></text:p>
      <text:p text:style-name="Text_20_body"><text:span text:style-name="T1"><text:tab/> <text:s/>} </text:span></text:p>
      <text:p text:style-name="Text_20_body"><text:span text:style-name="T1"><text:s text:c="6"/>}</text:span></text:p>
      <text:p text:style-name="Text_20_body"><text:span text:style-name="T1"><text:s text:c="7"/></text:span></text:p>
      <text:p text:style-name="Text_20_body"><text:span text:style-name="T1"><text:s text:c="2"/>}while( front &lt;= rear );</text:span></text:p>
      <text:p text:style-name="Text_20_body"><text:span text:style-name="T1"><text:s text:c="2"/>return ;</text:span></text:p>
      <text:p text:style-name="Text_20_body"><text:span text:style-name="T1">}</text:span></text:p>
      <text:p text:style-name="Text_20_body"><text:span text:style-name="T1"/></text:p>
      <text:p text:style-name="Text_20_body"><text:span text:style-name="T1"/></text:p>
      <text:p text:style-name="Text_20_body"><text:span text:style-name="T1">int main()</text:span></text:p>
      <text:p text:style-name="Text_20_body"><text:span text:style-name="T1">{</text:span></text:p>
      <text:p text:style-name="Text_20_body"><text:span text:style-name="T1"><text:s text:c="2"/>int i , j , t , tt ;</text:span></text:p>
      <text:p text:style-name="Text_20_body"><text:span text:style-name="T1"><text:s text:c="2"/>scanf( "%d" , &amp;tt );</text:span></text:p>
      <text:p text:style-name="Text_20_body"><text:span text:style-name="T1"><text:s text:c="2"/>gets( w[ 1 ] );</text:span></text:p>
      <text:p text:style-name="Text_20_body"><text:span text:style-name="T1"><text:s text:c="2"/>t = 1 ;</text:span></text:p>
      <text:p text:style-name="Text_20_body"><text:span text:style-name="T1"><text:s text:c="2"/>while( t &lt;= tt )</text:span></text:p>
      <text:p text:style-name="Text_20_body"><text:span text:style-name="T1"><text:s text:c="4"/>{</text:span></text:p>
      <text:p text:style-name="Text_20_body"><text:span text:style-name="T1"><text:s text:c="6"/>memset( st , 0 , sizeof( st ));</text:span></text:p>
      <text:p text:style-name="Text_20_body"><text:span text:style-name="T1"><text:s text:c="6"/>memset( h , 0 , sizeof( st ));</text:span></text:p>
      <text:p text:style-name="Text_20_body"><text:span text:style-name="T1"><text:s text:c="6"/>scanf("%lf%d",&amp;ans,&amp;n);</text:span></text:p>
      <text:p text:style-name="Text_20_body"><text:span text:style-name="T1"><text:s text:c="6"/>gets( w[ 1 ] );</text:span></text:p>
      <text:p text:style-name="Text_20_body"><text:soft-page-break/><text:span text:style-name="T1"><text:s text:c="6"/>for( i = 0 ; i &lt; n ; ++ i )</text:span></text:p>
      <text:p text:style-name="Text_20_body"><text:span text:style-name="T1"><text:tab/>gets( w[ i ] );</text:span></text:p>
      <text:p text:style-name="Text_20_body"><text:span text:style-name="T1"><text:s text:c="6"/></text:span></text:p>
      <text:p text:style-name="Text_20_body"><text:span text:style-name="T1"><text:s text:c="6"/>m = strlen( w[ 1 ] );</text:span></text:p>
      <text:p text:style-name="Text_20_body"><text:span text:style-name="T1"><text:s text:c="6"/></text:span></text:p>
      <text:p text:style-name="Text_20_body"><text:span text:style-name="T1"><text:s text:c="6"/>for( i = 0 ; i &lt; n ; ++ i )</text:span></text:p>
      <text:p text:style-name="Text_20_body"><text:span text:style-name="T1"><text:tab/>for( j = 1 ; j &lt; m ; ++ j )</text:span></text:p>
      <text:p text:style-name="Text_20_body"><text:span text:style-name="T1"><text:tab/> <text:s/>if(w[ i ][ j ] == 'S')</text:span></text:p>
      <text:p text:style-name="Text_20_body"><text:span text:style-name="T1"><text:tab/> <text:s text:c="3"/>sr = i , sc = j ;</text:span></text:p>
      <text:p text:style-name="Text_20_body"><text:span text:style-name="T1"><text:tab/> <text:s/>else if(w[ i ][ j ] == 'E')</text:span></text:p>
      <text:p text:style-name="Text_20_body"><text:span text:style-name="T1"><text:tab/> <text:s text:c="3"/>er = i , ec = j ;</text:span></text:p>
      <text:p text:style-name="Text_20_body"><text:span text:style-name="T1"/></text:p>
      <text:p text:style-name="Text_20_body"><text:span text:style-name="T1"><text:s text:c="6"/>//fill( sr , sc , 0 , 0 );</text:span></text:p>
      <text:p text:style-name="Text_20_body"><text:span text:style-name="T1"><text:s text:c="6"/>spfa();</text:span></text:p>
      <text:p text:style-name="Text_20_body"><text:span text:style-name="T1"><text:s text:c="6"/>//test</text:span></text:p>
      <text:p text:style-name="Text_20_body"><text:span text:style-name="T1"><text:s text:c="6"/>/*</text:span></text:p>
      <text:p text:style-name="Text_20_body"><text:span text:style-name="T1"><text:s text:c="6"/>printf("%d %d\n",h[ er ][ ec ],st[ er ][ ec ]);</text:span></text:p>
      <text:p text:style-name="Text_20_body"><text:span text:style-name="T1"><text:s text:c="6"/></text:span></text:p>
      <text:p text:style-name="Text_20_body"><text:span text:style-name="T1"><text:s text:c="6"/>for( i = 0 ; i &lt; n ; ++ i )</text:span></text:p>
      <text:p text:style-name="Text_20_body"><text:span text:style-name="T1"><text:tab/>{</text:span></text:p>
      <text:p text:style-name="Text_20_body"><text:span text:style-name="T1"><text:tab/> <text:s/>for( j = 0 ; j &lt; m ; ++ j )</text:span></text:p>
      <text:p text:style-name="Text_20_body"><text:span text:style-name="T1"><text:tab/> <text:s text:c="3"/>printf("%d ",st[ i ][ j ]);</text:span></text:p>
      <text:p text:style-name="Text_20_body"><text:span text:style-name="T1"><text:tab/> <text:s/>printf("\n");</text:span></text:p>
      <text:p text:style-name="Text_20_body"><text:span text:style-name="T1"><text:tab/>}</text:span></text:p>
      <text:p text:style-name="Text_20_body"><text:span text:style-name="T1"><text:s text:c="6"/>printf("----\n");</text:span></text:p>
      <text:p text:style-name="Text_20_body"><text:span text:style-name="T1"><text:s text:c="6"/>for( i = 0 ;i &lt; n ; ++ i )</text:span></text:p>
      <text:p text:style-name="Text_20_body"><text:span text:style-name="T1"><text:tab/>{</text:span></text:p>
      <text:p text:style-name="Text_20_body"><text:span text:style-name="T1"><text:tab/> <text:s/>for( j = 0 ; j &lt; m ; ++ j )</text:span></text:p>
      <text:p text:style-name="Text_20_body"><text:span text:style-name="T1"><text:tab/> <text:s text:c="3"/>printf("%d ",h[ i ][ j ]);</text:span></text:p>
      <text:p text:style-name="Text_20_body"><text:span text:style-name="T1"><text:tab/> <text:s/>printf("\n");</text:span></text:p>
      <text:p text:style-name="Text_20_body"><text:span text:style-name="T1"><text:tab/>}</text:span></text:p>
      <text:p text:style-name="Text_20_body"><text:span text:style-name="T1"><text:s text:c="6"/>*/</text:span></text:p>
      <text:p text:style-name="Text_20_body"><text:span text:style-name="T1"><text:s text:c="6"/>ans -= h[ er ][ ec ];</text:span></text:p>
      <text:p text:style-name="Text_20_body"><text:span text:style-name="T1"><text:s text:c="6"/>ans = ans / double(st[ er ][ ec ] - h[ er ][ ec ]) * 100.0000000;</text:span></text:p>
      <text:p text:style-name="Text_20_body"><text:span text:style-name="T1"><text:s text:c="6"/>printf("Case #%d: %.3lf%\n",t,ans);</text:span></text:p>
      <text:p text:style-name="Text_20_body"><text:span text:style-name="T1"><text:s text:c="6"/>++ t;</text:span></text:p>
      <text:p text:style-name="Text_20_body"><text:soft-page-break/><text:span text:style-name="T1"><text:s text:c="6"/>//if( t &lt;= tt ) printf("\n");</text:span></text:p>
      <text:p text:style-name="Text_20_body"><text:span text:style-name="T1"><text:s text:c="4"/>}</text:span></text:p>
      <text:p text:style-name="Text_20_body"><text:span text:style-name="T1"><text:s text:c="2"/></text:span></text:p>
      <text:p text:style-name="Text_20_body"><text:span text:style-name="T1"><text:s text:c="2"/>return 0;</text:span></text:p>
      <text:p text:style-name="Text_20_body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ot </meta:initial-creator>
    <meta:creation-date>2011-07-19T13:12:47</meta:creation-date>
    <dc:date>2011-07-31T20:27:15</dc:date>
    <dc:creator>gestapolur </dc:creator>
    <meta:editing-duration>PT00H53M22S</meta:editing-duration>
    <meta:editing-cycles>4</meta:editing-cycles>
    <meta:generator>OpenOffice.org/3.2$Linux OpenOffice.org_project/320m12$Build-9483</meta:generator>
    <meta:document-statistic meta:table-count="0" meta:image-count="0" meta:object-count="0" meta:page-count="6" meta:paragraph-count="168" meta:word-count="1472" meta:character-count="4728"/>
  </office:meta>
</office:document-meta>
</file>